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7.999cm" style:rel-width="100%" fo:margin-left="0cm" fo:margin-top="0cm" fo:margin-bottom="0cm" table:align="left" style:writing-mode="lr-tb"/>
    </style:style>
    <style:style style:name="Tableau1.A" style:family="table-column">
      <style:table-column-properties style:column-width="2.602cm" style:rel-column-width="9476*"/>
    </style:style>
    <style:style style:name="Tableau1.B" style:family="table-column">
      <style:table-column-properties style:column-width="15.395cm" style:rel-column-width="56058*"/>
    </style:style>
    <style:style style:name="Tableau1.1" style:family="table-row">
      <style:table-row-properties fo:keep-together="auto"/>
    </style:style>
    <style:style style:name="Tableau1.A1" style:family="table-cell">
      <style:table-cell-properties fo:padding-left="0.191cm" fo:padding-right="0.191cm" fo:padding-top="0cm" fo:padding-bottom="0.3cm" fo:border="none" style:writing-mode="lr-tb"/>
    </style:style>
    <style:style style:name="Tableau2" style:family="table">
      <style:table-properties style:width="17.999cm" style:rel-width="100%" fo:margin-left="0cm" fo:margin-top="0cm" fo:margin-bottom="0cm" table:align="left" style:writing-mode="lr-tb"/>
    </style:style>
    <style:style style:name="Tableau2.A" style:family="table-column">
      <style:table-column-properties style:column-width="2.602cm" style:rel-column-width="9476*"/>
    </style:style>
    <style:style style:name="Tableau2.B" style:family="table-column">
      <style:table-column-properties style:column-width="15.395cm" style:rel-column-width="56058*"/>
    </style:style>
    <style:style style:name="Tableau2.1" style:family="table-row">
      <style:table-row-properties fo:keep-together="auto"/>
    </style:style>
    <style:style style:name="Tableau2.A1" style:family="table-cell">
      <style:table-cell-properties fo:padding-left="0.191cm" fo:padding-right="0.191cm" fo:padding-top="0cm" fo:padding-bottom="0.3cm" fo:border="none" style:writing-mode="lr-tb"/>
    </style:style>
    <style:style style:name="Tableau3" style:family="table">
      <style:table-properties style:width="17.999cm" style:rel-width="100%" fo:margin-left="0cm" fo:margin-top="0cm" fo:margin-bottom="0cm" table:align="left" style:writing-mode="lr-tb"/>
    </style:style>
    <style:style style:name="Tableau3.A" style:family="table-column">
      <style:table-column-properties style:column-width="2.602cm" style:rel-column-width="9476*"/>
    </style:style>
    <style:style style:name="Tableau3.B" style:family="table-column">
      <style:table-column-properties style:column-width="15.395cm" style:rel-column-width="56058*"/>
    </style:style>
    <style:style style:name="Tableau3.1" style:family="table-row">
      <style:table-row-properties fo:keep-together="auto"/>
    </style:style>
    <style:style style:name="Tableau3.A1" style:family="table-cell">
      <style:table-cell-properties fo:padding-left="0.191cm" fo:padding-right="0.191cm" fo:padding-top="0cm" fo:padding-bottom="0.3cm" fo:border="none" style:writing-mode="lr-tb"/>
    </style:style>
    <style:style style:name="Tableau4" style:family="table">
      <style:table-properties style:width="17.999cm" style:rel-width="100%" fo:margin-left="0cm" fo:margin-top="0cm" fo:margin-bottom="0cm" table:align="left" style:writing-mode="lr-tb"/>
    </style:style>
    <style:style style:name="Tableau4.A" style:family="table-column">
      <style:table-column-properties style:column-width="2.602cm" style:rel-column-width="9476*"/>
    </style:style>
    <style:style style:name="Tableau4.B" style:family="table-column">
      <style:table-column-properties style:column-width="15.395cm" style:rel-column-width="56058*"/>
    </style:style>
    <style:style style:name="Tableau4.1" style:family="table-row">
      <style:table-row-properties fo:keep-together="auto"/>
    </style:style>
    <style:style style:name="Tableau4.A1" style:family="table-cell">
      <style:table-cell-properties fo:padding-left="0.191cm" fo:padding-right="0.191cm" fo:padding-top="0cm" fo:padding-bottom="0.3cm" fo:border="none" style:writing-mode="lr-tb"/>
    </style:style>
    <style:style style:name="Tableau5" style:family="table">
      <style:table-properties style:width="17.999cm" style:rel-width="100%" fo:margin-left="0cm" fo:margin-top="0cm" fo:margin-bottom="0cm" table:align="left" style:writing-mode="lr-tb"/>
    </style:style>
    <style:style style:name="Tableau5.A" style:family="table-column">
      <style:table-column-properties style:column-width="1.494cm" style:rel-column-width="5439*"/>
    </style:style>
    <style:style style:name="Tableau5.B" style:family="table-column">
      <style:table-column-properties style:column-width="16.505cm" style:rel-column-width="60095*"/>
    </style:style>
    <style:style style:name="Tableau5.1" style:family="table-row">
      <style:table-row-properties fo:keep-together="auto"/>
    </style:style>
    <style:style style:name="Tableau5.A1" style:family="table-cell">
      <style:table-cell-properties fo:padding-left="0.191cm" fo:padding-right="0.191cm" fo:padding-top="0cm" fo:padding-bottom="0.3cm" fo:border="none" style:writing-mode="lr-tb"/>
    </style:style>
    <style:style style:name="Tableau6" style:family="table">
      <style:table-properties style:width="17.999cm" style:rel-width="100%" fo:margin-left="0cm" fo:margin-top="0cm" fo:margin-bottom="0cm" table:align="left" style:writing-mode="lr-tb"/>
    </style:style>
    <style:style style:name="Tableau6.A" style:family="table-column">
      <style:table-column-properties style:column-width="2.602cm" style:rel-column-width="9476*"/>
    </style:style>
    <style:style style:name="Tableau6.B" style:family="table-column">
      <style:table-column-properties style:column-width="15.395cm" style:rel-column-width="56058*"/>
    </style:style>
    <style:style style:name="Tableau6.1" style:family="table-row">
      <style:table-row-properties fo:keep-together="auto"/>
    </style:style>
    <style:style style:name="Tableau6.A1" style:family="table-cell">
      <style:table-cell-properties fo:padding-left="0.049cm" fo:padding-right="0cm" fo:padding-top="0cm" fo:padding-bottom="0.199cm" fo:border="none" style:writing-mode="lr-tb"/>
    </style:style>
    <style:style style:name="Tableau6.10" style:family="table-row">
      <style:table-row-properties style:min-row-height="1.111cm" fo:keep-together="auto"/>
    </style:style>
    <style:style style:name="Tableau7" style:family="table">
      <style:table-properties style:width="17.999cm" style:rel-width="100%" fo:margin-left="0cm" fo:margin-top="0cm" fo:margin-bottom="0cm" table:align="left" style:writing-mode="lr-tb"/>
    </style:style>
    <style:style style:name="Tableau7.A" style:family="table-column">
      <style:table-column-properties style:column-width="2.602cm" style:rel-column-width="9476*"/>
    </style:style>
    <style:style style:name="Tableau7.B" style:family="table-column">
      <style:table-column-properties style:column-width="15.395cm" style:rel-column-width="56058*"/>
    </style:style>
    <style:style style:name="Tableau7.1" style:family="table-row">
      <style:table-row-properties fo:keep-together="auto"/>
    </style:style>
    <style:style style:name="Tableau7.A1" style:family="table-cell">
      <style:table-cell-properties fo:padding-left="0.049cm" fo:padding-right="0cm" fo:padding-top="0cm" fo:padding-bottom="0.199cm" fo:border="none" style:writing-mode="lr-tb"/>
    </style:style>
    <style:style style:name="Tableau8" style:family="table">
      <style:table-properties style:width="17.999cm" style:rel-width="100%" fo:margin-left="0cm" fo:margin-top="0cm" fo:margin-bottom="0cm" table:align="left" style:writing-mode="lr-tb"/>
    </style:style>
    <style:style style:name="Tableau8.A" style:family="table-column">
      <style:table-column-properties style:column-width="2.602cm" style:rel-column-width="9476*"/>
    </style:style>
    <style:style style:name="Tableau8.B" style:family="table-column">
      <style:table-column-properties style:column-width="15.395cm" style:rel-column-width="56058*"/>
    </style:style>
    <style:style style:name="Tableau8.1" style:family="table-row">
      <style:table-row-properties fo:keep-together="auto"/>
    </style:style>
    <style:style style:name="Tableau8.A1" style:family="table-cell">
      <style:table-cell-properties fo:padding-left="0.191cm" fo:padding-right="0.191cm" fo:padding-top="0cm" fo:padding-bottom="0.3cm" fo:border="none" style:writing-mode="lr-tb"/>
    </style:style>
    <style:style style:name="P1" style:family="paragraph" style:parent-style-name="Standard">
      <style:paragraph-properties fo:text-align="center" style:justify-single-word="false"/>
      <style:text-properties style:font-name="Calibri Light2"/>
    </style:style>
    <style:style style:name="P2" style:family="paragraph" style:parent-style-name="Standard">
      <style:text-properties style:font-name="Calibri Light2"/>
    </style:style>
    <style:style style:name="P3" style:family="paragraph" style:parent-style-name="List_20_Paragraph" style:list-style-name="WWNum1">
      <style:paragraph-properties fo:margin-left="0.751cm" fo:text-indent="-0.751cm" style:auto-text-indent="false"/>
      <style:text-properties style:font-name="Calibri Light2"/>
    </style:style>
    <style:style style:name="P4" style:family="paragraph" style:parent-style-name="Standard">
      <style:paragraph-properties fo:margin-top="0.423cm" fo:margin-bottom="0.282cm" style:contextual-spacing="false"/>
      <style:text-properties style:font-name="Calibri Light2"/>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Light2" fo:font-size="11pt" style:letter-kerning="false" style:font-name-asian="Calibri1" style:font-size-asian="11pt" style:language-asian="en" style:country-asian="US" style:font-name-complex="F"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Light2" fo:font-size="11pt" officeooo:rsid="000df0eb" officeooo:paragraph-rsid="000df0eb" style:letter-kerning="false" style:font-name-asian="Calibri1" style:font-size-asian="11pt" style:language-asian="en" style:country-asian="US" style:font-name-complex="Calibri Light1" style:font-size-complex="11pt" style:language-complex="ar" style:country-complex="SA" style:font-style-complex="italic" style:font-weight-complex="bold"/>
    </style:style>
    <style:style style:name="P7" style:family="paragraph" style:parent-style-name="Standard">
      <style:paragraph-properties fo:margin-top="0cm" fo:margin-bottom="0cm" style:contextual-spacing="false" fo:line-height="100%" fo:text-align="justify" style:justify-single-word="false" fo:orphans="2" fo:widows="2"/>
      <style:text-properties style:font-name="Calibri Light2" fo:font-size="11pt" fo:font-weight="bold" officeooo:rsid="000df0eb" officeooo:paragraph-rsid="000df0eb" style:letter-kerning="false" style:font-name-asian="Calibri1" style:font-size-asian="11pt" style:language-asian="en" style:country-asian="US" style:font-weight-asian="bold" style:font-name-complex="Calibri Light1" style:font-size-complex="11pt" style:language-complex="ar" style:country-complex="SA" style:font-style-complex="italic" style:font-weight-complex="bold"/>
    </style:style>
    <style:style style:name="P8" style:family="paragraph" style:parent-style-name="Standard">
      <style:paragraph-properties fo:margin-top="0cm" fo:margin-bottom="0cm" style:contextual-spacing="false" fo:line-height="100%" fo:text-align="justify" style:justify-single-word="false" fo:orphans="2" fo:widows="2"/>
      <style:text-properties style:font-name="Calibri Light2" fo:font-size="11pt" style:letter-kerning="false" style:font-name-asian="Calibri1" style:font-size-asian="11pt" style:language-asian="en" style:country-asian="US" style:font-name-complex="F" style:font-size-complex="11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Light2" fo:font-size="11pt" style:letter-kerning="false" style:font-name-asian="Calibri1" style:font-size-asian="11pt" style:language-asian="en" style:country-asian="US" style:font-name-complex="Calibri Light1" style:font-size-complex="11pt" style:language-complex="ar" style:country-complex="SA" style:font-style-complex="italic" style:font-weight-complex="bold"/>
    </style:style>
    <style:style style:name="P10" style:family="paragraph" style:parent-style-name="Standard">
      <style:text-properties style:font-name="Calibri Light2" fo:font-weight="bold" style:font-weight-asian="bold" style:font-name-complex="Calibri Light1" style:font-style-complex="italic" style:font-weight-complex="bold"/>
    </style:style>
    <style:style style:name="P11" style:family="paragraph" style:parent-style-name="List_20_Paragraph" style:list-style-name="WWNum2">
      <style:paragraph-properties fo:margin-left="0.307cm" fo:margin-top="0cm" fo:margin-bottom="0cm" style:contextual-spacing="true" fo:line-height="100%" fo:text-align="start" style:justify-single-word="false" fo:orphans="2" fo:widows="2" fo:text-indent="-0.499cm" style:auto-text-indent="false"/>
      <style:text-properties style:font-name="Calibri Light2" fo:font-size="11pt" style:letter-kerning="false" style:font-name-asian="Calibri1" style:font-size-asian="11pt" style:language-asian="en" style:country-asian="US" style:font-name-complex="F" style:font-size-complex="11pt" style:language-complex="ar" style:country-complex="SA"/>
    </style:style>
    <style:style style:name="P12" style:family="paragraph" style:parent-style-name="List_20_Paragraph" style:list-style-name="WWNum2">
      <style:paragraph-properties fo:margin-left="0.316cm" fo:margin-top="0cm" fo:margin-bottom="0cm" style:contextual-spacing="true" fo:line-height="100%" fo:text-align="start" style:justify-single-word="false" fo:orphans="2" fo:widows="2" fo:text-indent="-0.499cm" style:auto-text-indent="false"/>
      <style:text-properties style:font-name="Calibri Light2" fo:font-size="11pt" style:letter-kerning="false" style:font-name-asian="Calibri1" style:font-size-asian="11pt" style:language-asian="en" style:country-asian="US" style:font-name-complex="F" style:font-size-complex="11pt" style:language-complex="ar" style:country-complex="SA"/>
    </style:style>
    <style:style style:name="P13" style:family="paragraph" style:parent-style-name="Standard">
      <style:paragraph-properties fo:margin-top="0cm" fo:margin-bottom="0.282cm" style:contextual-spacing="false" fo:break-before="page"/>
      <style:text-properties style:font-name="Calibri Light2"/>
    </style:style>
    <style:style style:name="P14" style:family="paragraph" style:parent-style-name="Standard">
      <style:paragraph-properties fo:text-align="justify" style:justify-single-word="false"/>
      <style:text-properties style:font-name="Calibri Light2"/>
    </style:style>
    <style:style style:name="P15" style:family="paragraph" style:parent-style-name="Standard">
      <style:text-properties style:font-name="Calibri Light2" fo:font-style="italic" style:font-style-asian="italic" style:font-name-complex="Calibri Light1"/>
    </style:style>
    <style:style style:name="P16" style:family="paragraph" style:parent-style-name="Standard">
      <style:text-properties style:font-name="Calibri Light2" officeooo:paragraph-rsid="000df0eb"/>
    </style:style>
    <style:style style:name="P17" style:family="paragraph" style:parent-style-name="Standard">
      <style:text-properties fo:color="#ff8000" loext:opacity="100%" style:font-name="Calibri Light2" officeooo:paragraph-rsid="000df0eb"/>
    </style:style>
    <style:style style:name="P18" style:family="paragraph" style:parent-style-name="Standard">
      <style:text-properties fo:color="#ff8000" loext:opacity="100%" style:font-name="Calibri Light2"/>
    </style:style>
    <style:style style:name="P19" style:family="paragraph" style:parent-style-name="Standard">
      <style:paragraph-properties fo:text-align="justify" style:justify-single-word="false"/>
      <style:text-properties fo:color="#ff8000" loext:opacity="100%" style:font-name="Calibri Light2"/>
    </style:style>
    <style:style style:name="P20" style:family="paragraph" style:parent-style-name="Standard">
      <style:paragraph-properties fo:margin-left="0.501cm" fo:margin-top="0cm" fo:margin-bottom="0.423cm" style:contextual-spacing="false"/>
      <style:text-properties style:font-name="Calibri Light2"/>
    </style:style>
    <style:style style:name="P21" style:family="paragraph" style:parent-style-name="Standard">
      <style:paragraph-properties fo:margin-top="0cm" fo:margin-bottom="0.423cm" style:contextual-spacing="false"/>
      <style:text-properties style:font-name="Calibri Light2"/>
    </style:style>
    <style:style style:name="P22" style:family="paragraph" style:parent-style-name="Standard">
      <style:paragraph-properties fo:margin-left="0.501cm" fo:text-align="justify" style:justify-single-word="false"/>
      <style:text-properties style:font-name="Calibri Light2"/>
    </style:style>
    <style:style style:name="P23" style:family="paragraph" style:parent-style-name="Standard">
      <style:paragraph-properties fo:margin-top="0cm" fo:margin-bottom="0.282cm" style:contextual-spacing="false" fo:line-height="100%" fo:text-align="start" style:justify-single-word="false" fo:orphans="2" fo:widows="2"/>
      <style:text-properties style:font-name="Calibri Light2" fo:font-size="11pt" style:letter-kerning="false" style:font-name-asian="Calibri1" style:font-size-asian="11pt" style:language-asian="en" style:country-asian="US" style:font-name-complex="F" style:font-size-complex="11pt" style:language-complex="ar" style:country-complex="SA"/>
    </style:style>
    <style:style style:name="P24" style:family="paragraph" style:parent-style-name="Standard">
      <style:paragraph-properties fo:margin-top="0cm" fo:margin-bottom="0.282cm" style:contextual-spacing="false" fo:line-height="100%" fo:text-align="justify" style:justify-single-word="false" fo:orphans="2" fo:widows="2"/>
      <style:text-properties style:font-name="Calibri Light2" fo:font-size="11pt" style:letter-kerning="false" style:font-name-asian="Calibri1" style:font-size-asian="11pt" style:language-asian="en" style:country-asian="US" style:font-name-complex="F" style:font-size-complex="11pt" style:language-complex="ar" style:country-complex="SA"/>
    </style:style>
    <style:style style:name="P25" style:family="paragraph" style:parent-style-name="Standard">
      <style:paragraph-properties fo:margin-top="0cm" fo:margin-bottom="0cm" style:contextual-spacing="false" fo:line-height="100%" fo:text-align="justify" style:justify-single-word="false" fo:orphans="2" fo:widows="2"/>
      <style:text-properties style:font-name="Calibri Light2" fo:font-size="11pt" style:letter-kerning="false" style:font-name-asian="Calibri1" style:font-size-asian="11pt" style:language-asian="en" style:country-asian="US" style:font-name-complex="Calibri Light1" style:font-size-complex="11pt" style:language-complex="ar" style:country-complex="SA" style:font-style-complex="italic" style:font-weight-complex="bold"/>
    </style:style>
    <style:style style:name="P26" style:family="paragraph" style:parent-style-name="Standard">
      <style:text-properties style:font-name="Calibri Light2" fo:font-style="italic" style:font-style-asian="italic" style:font-name-complex="Calibri Light1" style:font-style-complex="italic" style:font-weight-complex="bold"/>
    </style:style>
    <style:style style:name="P27" style:family="paragraph" style:parent-style-name="Standard">
      <style:paragraph-properties fo:margin-left="0.501cm"/>
    </style:style>
    <style:style style:name="P28" style:family="paragraph" style:parent-style-name="Standard">
      <style:paragraph-properties fo:margin-left="0.501cm"/>
      <style:text-properties style:font-name="Calibri Light2"/>
    </style:style>
    <style:style style:name="P29" style:family="paragraph" style:parent-style-name="Standard">
      <style:paragraph-properties fo:margin-top="0.423cm" fo:margin-bottom="0.423cm" style:contextual-spacing="false" fo:line-height="115%" fo:text-align="justify" style:justify-single-word="false"/>
      <style:text-properties style:font-name="Calibri Light2"/>
    </style:style>
    <style:style style:name="P30" style:family="paragraph" style:parent-style-name="List_20_Paragraph" style:list-style-name="WWNum4"/>
    <style:style style:name="P31" style:family="paragraph" style:parent-style-name="Standard">
      <style:paragraph-properties fo:margin-left="0.501cm"/>
      <style:text-properties style:font-name="Calibri Light2" style:font-name-complex="Calibri Light1" style:font-style-complex="italic" style:font-weight-complex="bold"/>
    </style:style>
    <style:style style:name="P32" style:family="paragraph" style:parent-style-name="Standard">
      <style:paragraph-properties fo:margin-left="0.501cm"/>
      <style:text-properties style:font-name="Calibri Light2" officeooo:paragraph-rsid="00130343"/>
    </style:style>
    <style:style style:name="P33" style:family="paragraph" style:parent-style-name="List_20_Paragraph" style:list-style-name="WWNum3">
      <style:paragraph-properties fo:margin-left="0.751cm" fo:margin-top="0cm" fo:margin-bottom="0.212cm" style:contextual-spacing="false" fo:line-height="100%" fo:text-indent="-0.25cm" style:auto-text-indent="false"/>
      <style:text-properties style:font-name="Calibri Light2"/>
    </style:style>
    <style:style style:name="P34" style:family="paragraph" style:parent-style-name="List_20_Paragraph" style:list-style-name="WWNum3">
      <style:paragraph-properties fo:margin-left="0.751cm" fo:margin-top="0cm" fo:margin-bottom="0.212cm" style:contextual-spacing="true" fo:line-height="100%" fo:text-indent="-0.25cm" style:auto-text-indent="false"/>
      <style:text-properties style:font-name="Calibri Light2"/>
    </style:style>
    <style:style style:name="T1" style:family="text">
      <style:text-properties fo:font-size="14pt" fo:font-weight="bold" style:font-size-asian="14pt" style:font-weight-asian="bold" style:font-name-complex="Calibri Light1" style:font-weight-complex="bold"/>
    </style:style>
    <style:style style:name="T2" style:family="text">
      <style:text-properties fo:font-weight="bold" style:font-weight-asian="bold" style:font-name-complex="Calibri Light1" style:font-weight-complex="bold"/>
    </style:style>
    <style:style style:name="T3" style:family="text">
      <style:text-properties style:font-name-complex="Calibri Light1" style:font-style-complex="italic" style:font-weight-complex="bold"/>
    </style:style>
    <style:style style:name="T4" style:family="text">
      <style:text-properties officeooo:rsid="000df0eb" style:font-name-complex="Calibri Light1" style:font-style-complex="italic" style:font-weight-complex="bold"/>
    </style:style>
    <style:style style:name="T5" style:family="text">
      <style:text-properties fo:font-weight="bold" style:font-weight-asian="bold" style:font-name-complex="Calibri Light1" style:font-style-complex="italic" style:font-weight-complex="bold"/>
    </style:style>
    <style:style style:name="T6" style:family="text">
      <style:text-properties fo:font-weight="bold" officeooo:rsid="000df0eb" style:font-weight-asian="bold" style:font-name-complex="Calibri Light1" style:font-style-complex="italic" style:font-weight-complex="bold"/>
    </style:style>
    <style:style style:name="T7" style:family="text">
      <style:text-properties fo:font-weight="normal" style:font-weight-asian="normal" style:font-weight-complex="normal"/>
    </style:style>
    <style:style style:name="T8" style:family="text">
      <style:text-properties style:font-name-complex="Calibri Light1"/>
    </style:style>
    <style:style style:name="T9" style:family="text">
      <style:text-properties fo:font-style="italic" style:font-style-asian="italic" style:font-name-complex="Calibri Light1" style:font-style-complex="italic" style:font-weight-complex="bold"/>
    </style:style>
    <style:style style:name="T10" style:family="text">
      <style:text-properties officeooo:rsid="000ead7e" style:font-name-complex="Calibri Light1"/>
    </style:style>
    <style:style style:name="T11" style:family="text">
      <style:text-properties fo:font-style="normal" officeooo:rsid="000df0eb" style:font-style-asian="normal" style:font-name-complex="Calibri Light1" style:font-style-complex="normal"/>
    </style:style>
    <style:style style:name="T12" style:family="text">
      <style:text-properties fo:font-weight="bold" style:font-weight-asian="bold" style:font-weight-complex="bold"/>
    </style:style>
    <style:style style:name="T13" style:family="text">
      <style:text-properties fo:font-style="italic"/>
    </style:style>
    <style:style style:name="T14" style:family="text">
      <style:text-properties officeooo:rsid="000df0eb"/>
    </style:style>
    <style:style style:name="T15" style:family="text">
      <style:text-properties style:text-underline-style="solid" style:text-underline-width="auto" style:text-underline-color="font-color"/>
    </style:style>
    <style:style style:name="T16" style:family="text">
      <style:text-properties fo:color="#000000" loext:opacity="100%" style:font-name-complex="Calibri Light1" style:font-style-complex="italic" style:font-weight-complex="bold">
        <loext:char-complex-color loext:theme-type="dark1" loext:color-type="theme"/>
      </style:text-properties>
    </style:style>
    <style:style style:name="T17" style:family="text">
      <style:text-properties fo:color="#000000" loext:opacity="100%" style:font-name-complex="Calibri Light1">
        <loext:char-complex-color loext:theme-type="dark1" loext:color-type="theme"/>
      </style:text-properties>
    </style:style>
    <style:style style:name="T18" style:family="text">
      <style:text-properties fo:color="#000000" loext:opacity="100%" fo:font-weight="bold" style:font-weight-asian="bold" style:font-name-complex="Calibri Light1" style:font-style-complex="italic" style:font-weight-complex="bold">
        <loext:char-complex-color loext:theme-type="dark1" loext:color-type="theme"/>
      </style:text-properties>
    </style:style>
    <style:style style:name="T19" style:family="text">
      <style:text-properties style:text-underline-style="solid" style:text-underline-width="auto" style:text-underline-color="font-color" style:font-name-complex="Calibri Light1" style:font-style-complex="italic" style:font-weight-complex="bold"/>
    </style:style>
    <style:style style:name="T20" style:family="text">
      <style:text-properties fo:language="en" fo:country="US" style:font-name-complex="Calibri Light1" style:font-style-complex="italic" style:font-weight-complex="bold"/>
    </style:style>
    <style:style style:name="T21" style:family="text">
      <style:text-properties fo:color="#ff8000" loext:opacity="100%" style:font-name-complex="Calibri Light1" style:font-style-complex="italic" style:font-weight-complex="bold"/>
    </style:style>
    <style:style style:name="T22" style:family="text">
      <style:text-properties fo:color="#ff8000" loext:opacity="100%" style:text-underline-style="solid" style:text-underline-width="auto" style:text-underline-color="font-color" style:font-name-complex="Calibri Light1" style:font-style-complex="italic" style:font-weight-complex="bold"/>
    </style:style>
    <style:style style:name="T23" style:family="text">
      <style:text-properties fo:color="#ff8000" loext:opacity="100%" fo:font-weight="bold" style:font-weight-asian="bold" style:font-name-complex="Calibri Light1" style:font-style-complex="italic" style:font-weight-complex="bold"/>
    </style:style>
    <style:style style:name="T24" style:family="text">
      <style:text-properties fo:color="#c45911" loext:opacity="100%" style:font-name-complex="Calibri Light1" style:font-style-complex="italic" style:font-weight-complex="bold">
        <loext:char-complex-color loext:theme-type="accent2" loext:color-type="theme">
          <loext:transformation loext:type="shade" loext:value="2509"/>
        </loext:char-complex-color>
      </style:text-properties>
    </style:style>
    <style:style style:name="T25" style:family="text">
      <style:text-properties fo:color="#538135" loext:opacity="100%" style:font-name-complex="Calibri Light1" style:font-style-complex="italic" style:font-weight-complex="bold">
        <loext:char-complex-color loext:theme-type="accent6" loext:color-type="theme">
          <loext:transformation loext:type="shade" loext:value="2509"/>
        </loext:char-complex-color>
      </style:text-properties>
    </style:style>
    <style:style style:name="T26" style:family="text">
      <style:text-properties fo:color="#538135" loext:opacity="100%" fo:font-weight="bold" style:font-weight-asian="bold" style:font-name-complex="Calibri Light1" style:font-style-complex="italic" style:font-weight-complex="bold">
        <loext:char-complex-color loext:theme-type="accent6" loext:color-type="theme">
          <loext:transformation loext:type="shade" loext:value="2509"/>
        </loext:char-complex-color>
      </style:text-properties>
    </style:style>
    <style:style style:name="T27" style:family="text">
      <style:text-properties fo:color="#538135" loext:opacity="100%" style:font-name-complex="Calibri Light1">
        <loext:char-complex-color loext:theme-type="accent6" loext:color-type="theme">
          <loext:transformation loext:type="shade" loext:value="2509"/>
        </loext:char-complex-color>
      </style:text-properties>
    </style:style>
    <style:style style:name="T28" style:family="text">
      <style:text-properties style:font-name="Calibri Light2" style:font-name-complex="Calibri Light1" style:font-style-complex="italic" style:font-weight-complex="bold"/>
    </style:style>
    <style:style style:name="T29" style:family="text">
      <style:text-properties style:font-name="Calibri Light2" fo:font-weight="bold" style:font-weight-asian="bold" style:font-name-complex="Calibri Light1" style:font-style-complex="italic" style:font-weight-complex="bold"/>
    </style:style>
    <style:style style:name="T30" style:family="text">
      <style:text-properties style:font-name="Calibri Light2" style:font-name-complex="Calibri Light1"/>
    </style:style>
    <style:style style:name="T31" style:family="text">
      <style:text-properties fo:font-style="italic" style:font-style-asian="italic" style:font-name-complex="Calibri Light1"/>
    </style:style>
    <style:style style:name="T32" style:family="text">
      <style:text-properties style:font-name="Calibri Light2" fo:font-weight="bold" style:font-weight-asian="bold" style:font-name-complex="Calibri Light1"/>
    </style:style>
    <style:style style:name="T33" style:family="text">
      <style:text-properties fo:font-weight="bold" officeooo:rsid="00130343" style:font-weight-asian="bold" style:font-name-complex="Calibri Light1" style:font-style-complex="italic" style:font-weight-complex="bold"/>
    </style:style>
    <style:style style:name="T34" style:family="text">
      <style:text-properties fo:color="#000000" loext:opacity="100%" style:font-name-complex="Calibri Light1"/>
    </style:style>
    <style:style style:name="T35" style:family="text">
      <style:text-properties fo:color="#000000" loext:opacity="100%" officeooo:rsid="00130343" style:font-name-complex="Calibri Light1"/>
    </style:style>
    <style:style style:name="T36" style:family="text">
      <style:text-properties fo:color="#000000" loext:opacity="100%" style:font-name-complex="Calibri Light1"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Barbara Class, PhD</text:span></text:p>
      <text:p text:style-name="P2"><text:span text:style-name="T2">Personal information</text:span></text:p>
      <text:list text:style-name="WWNum1">
        <text:list-item>
          <text:p text:style-name="P3"><text:span text:style-name="T3">Contact:barbara.a.class@gmail.com</text:span></text:p>
        </text:list-item>
        <text:list-item>
          <text:p text:style-name="P3"><text:span text:style-name="T3">Website: barbaraclass.co</text:span><text:span text:style-name="T4">m</text:span></text:p>
        </text:list-item>
        <text:list-item>
          <text:p text:style-name="P3"><text:span text:style-name="T3">Date and place of birth: 30/10/1990, Strasbourg, France</text:span></text:p>
        </text:list-item>
        <text:list-item>
          <text:p text:style-name="P3"><text:span text:style-name="T3">Languages: French (mother tongue), English (fluent)</text:span></text:p>
        </text:list-item>
      </text:list>
      <text:p text:style-name="P4"><text:span text:style-name="T5">Education</text:span></text:p>
      <table:table table:name="Tableau1" table:style-name="Tableau1">
        <table:table-column table:style-name="Tableau1.A"/>
        <table:table-column table:style-name="Tableau1.B"/>
        <table:table-row table:style-name="Tableau1.1">
          <table:table-cell table:style-name="Tableau1.A1" office:value-type="string">
            <text:p text:style-name="P5"><text:span text:style-name="T3">01/12/2013-09/11/2017</text:span></text:p>
          </table:table-cell>
          <table:table-cell table:style-name="Tableau1.A1" office:value-type="string">
            <text:p text:style-name="P5"><text:span text:style-name="T5">PhD</text:span><text:span text:style-name="T3">, doctoral program in Biology, Geography and Geology, University of Turku, Finland</text:span></text:p>
          </table:table-cell>
        </table:table-row>
        <table:table-row table:style-name="Tableau1.1">
          <table:table-cell table:style-name="Tableau1.A1" office:value-type="string">
            <text:p text:style-name="P5"><text:span text:style-name="T3">01/09/2011- 25/06/2013</text:span></text:p>
          </table:table-cell>
          <table:table-cell table:style-name="Tableau1.A1" office:value-type="string">
            <text:p text:style-name="P5"><text:span text:style-name="T5">MSc</text:span><text:span text:style-name="T3"> in Ecophysiology and Ethology, University of Strasbourg, France</text:span></text:p>
          </table:table-cell>
        </table:table-row>
        <table:table-row table:style-name="Tableau1.1">
          <table:table-cell table:style-name="Tableau1.A1" office:value-type="string">
            <text:p text:style-name="P5"><text:span text:style-name="T3">01/09/2008- 09/06/2011</text:span></text:p>
          </table:table-cell>
          <table:table-cell table:style-name="Tableau1.A1" office:value-type="string">
            <text:p text:style-name="P5"><text:span text:style-name="T5">BSc</text:span><text:span text:style-name="T3"> in Cell Biology and Physiology, University of Strasbourg, France </text:span></text:p>
          </table:table-cell>
        </table:table-row>
      </table:table>
      <text:p text:style-name="P4"><text:span text:style-name="T6">E</text:span><text:span text:style-name="T5">xperience</text:span></text:p>
      <table:table table:name="Tableau2" table:style-name="Tableau2">
        <table:table-column table:style-name="Tableau2.A"/>
        <table:table-column table:style-name="Tableau2.B"/>
        <table:table-row table:style-name="Tableau2.1">
          <table:table-cell table:style-name="Tableau2.A1" office:value-type="string">
            <text:p text:style-name="P6">01/11/2024-</text:p>
          </table:table-cell>
          <table:table-cell table:style-name="Tableau2.A1" office:value-type="string">
            <text:p text:style-name="P7">Editorial coordinator<text:span text:style-name="T7">, Peer Community In, INRAE (DipSO), France</text:span></text:p>
          </table:table-cell>
        </table:table-row>
        <table:table-row table:style-name="Tableau2.1">
          <table:table-cell table:style-name="Tableau2.A1" office:value-type="string">
            <text:p text:style-name="P5"><text:span text:style-name="T3">01/01/2023-</text:span><text:span text:style-name="T4">31/10/2024</text:span></text:p>
          </table:table-cell>
          <table:table-cell table:style-name="Tableau2.A1" office:value-type="string">
            <text:p text:style-name="P8"><text:span text:style-name="T5">Post-doctoral</text:span><text:span text:style-name="T3"> </text:span><text:span text:style-name="T5">project:</text:span><text:span text:style-name="T3">”</text:span><text:span text:style-name="T8"> </text:span><text:span text:style-name="T3">Social competition within- and among-species: drivers of pace-of-life in wild passerine birds?”, Supervised by Niels Dingemanse, Ludwig-Maximilians Universität, Munich, Germany</text:span></text:p>
          </table:table-cell>
        </table:table-row>
        <table:table-row table:style-name="Tableau2.1">
          <table:table-cell table:style-name="Tableau2.A1" office:value-type="string">
            <text:p text:style-name="P5"><text:span text:style-name="T3">01/02/2022-31/12/2022</text:span></text:p>
          </table:table-cell>
          <table:table-cell table:style-name="Tableau2.A1" office:value-type="string">
            <text:p text:style-name="P8"><text:span text:style-name="T5">Post-doctoral</text:span><text:span text:style-name="T3"> </text:span><text:span text:style-name="T5">project: </text:span><text:span text:style-name="T3">”</text:span><text:span text:style-name="T8">Quantitative genetic variation of size along an urban gradient”,</text:span><text:span text:style-name="T3"> Supervised by Dr. Anne Charmantier, Centre d’Ecologie Fonctionnelle et Evolutive (CNRS UMR 5175), Montpellier, France</text:span></text:p>
          </table:table-cell>
        </table:table-row>
        <table:table-row table:style-name="Tableau2.1">
          <table:table-cell table:style-name="Tableau2.A1" office:value-type="string">
            <text:p text:style-name="P5"><text:span text:style-name="T3">09/03/2020-05/11/2021</text:span></text:p>
          </table:table-cell>
          <table:table-cell table:style-name="Tableau2.A1" office:value-type="string">
            <text:p text:style-name="P8"><text:span text:style-name="T5">Post-doctoral</text:span><text:span text:style-name="T3"> </text:span><text:span text:style-name="T5">project:</text:span><text:span text:style-name="T3"> “Individual differences, social behaviour, <text:s/>and disease ecology in Eastern water dragons”, Supervised by Dr. Celine Frere, University of the Sunshine Coast, Australia</text:span></text:p>
          </table:table-cell>
        </table:table-row>
        <table:table-row table:style-name="Tableau2.1">
          <table:table-cell table:style-name="Tableau2.A1" office:value-type="string">
            <text:p text:style-name="P5"><text:span text:style-name="T3">01/11/2017-<text:line-break/>31/08/2019</text:span></text:p>
          </table:table-cell>
          <table:table-cell table:style-name="Tableau2.A1" office:value-type="string">
            <text:p text:style-name="P8"><text:span text:style-name="T5">Post-doctoral</text:span><text:span text:style-name="T3"> </text:span><text:span text:style-name="T5">project:</text:span><text:span text:style-name="T3"> “Evolutionary quantitative genetics in wild birds”, Supervised by Dr. Jon Brommer, University of Turku, Finland</text:span></text:p>
          </table:table-cell>
        </table:table-row>
        <table:table-row table:style-name="Tableau2.1">
          <table:table-cell table:style-name="Tableau2.A1" office:value-type="string">
            <text:p text:style-name="P5"><text:span text:style-name="T3">01/12/2013-31/10/2017</text:span></text:p>
          </table:table-cell>
          <table:table-cell table:style-name="Tableau2.A1" office:value-type="string">
            <text:p text:style-name="P8"><text:span text:style-name="T5">PhD project:</text:span><text:span text:style-name="T3"> “Evolutionary quantitative genetics of animal personality in the wild”, Supervised by Dr. Jon Brommer, University of Turku, Finland</text:span></text:p>
          </table:table-cell>
        </table:table-row>
        <table:table-row table:style-name="Tableau2.1">
          <table:table-cell table:style-name="Tableau2.A1" office:value-type="string">
            <text:p text:style-name="P5"><text:span text:style-name="T3">01/01/2013-30/06/2013</text:span></text:p>
          </table:table-cell>
          <table:table-cell table:style-name="Tableau2.A1" office:value-type="string">
            <text:p text:style-name="P8"><text:span text:style-name="T5">MSc project:</text:span><text:span text:style-name="T3"> “Animal personality in the blue tits: ecological relevance and the importance of parental interactions”. Supervised by Dr. Jon Brommer, University of Turku, Finland</text:span></text:p>
          </table:table-cell>
        </table:table-row>
        <table:table-row table:style-name="Tableau2.1">
          <table:table-cell table:style-name="Tableau2.A1" office:value-type="string">
            <text:p text:style-name="P5"><text:span text:style-name="T3">15/05/2012- 30/06/2012</text:span></text:p>
          </table:table-cell>
          <table:table-cell table:style-name="Tableau2.A1" office:value-type="string">
            <text:p text:style-name="P8"><text:span text:style-name="T5">Scientific internship:</text:span><text:span text:style-name="T3"> “Effect of glucocorticoids and environmental conditions on chick growth and output in Adélie penguins”. Supervised by Dr. Thierry Raclot, University of Strasbourg, France</text:span></text:p>
          </table:table-cell>
        </table:table-row>
        <table:table-row table:style-name="Tableau2.1">
          <table:table-cell table:style-name="Tableau2.A1" office:value-type="string">
            <text:p text:style-name="P5"><text:span text:style-name="T3">1/10/2011- 30/11/2011</text:span></text:p>
          </table:table-cell>
          <table:table-cell table:style-name="Tableau2.A1" office:value-type="string">
            <text:p text:style-name="P8"><text:span text:style-name="T5">Scientific internship:</text:span><text:span text:style-name="T3"> “Individual decision-making in road crossing pedestrians”. Supervised by Dr. Cédric Sueur, University of Strasbourg, France</text:span></text:p>
          </table:table-cell>
        </table:table-row>
      </table:table>
      <text:p text:style-name="P4"><text:span text:style-name="T5">Teaching</text:span></text:p>
      <table:table table:name="Tableau3" table:style-name="Tableau3">
        <table:table-column table:style-name="Tableau3.A"/>
        <table:table-column table:style-name="Tableau3.B"/>
        <table:table-row table:style-name="Tableau3.1">
          <table:table-cell table:style-name="Tableau3.A1" office:value-type="string">
            <text:p text:style-name="P5"><text:span text:style-name="T3">22/10-2023-02/11/2023</text:span></text:p>
          </table:table-cell>
          <table:table-cell table:style-name="Tableau3.A1" office:value-type="string">
            <text:p text:style-name="P5"><text:span text:style-name="T5">Teacher</text:span><text:span text:style-name="T3"> (4* 3h sessions on mixed models and data simulations)</text:span><text:span text:style-name="T5"> </text:span><text:span text:style-name="T3">at SQuID’s main and satellite workshops (Caraça and Campinas, Brazil)</text:span></text:p>
          </table:table-cell>
        </table:table-row>
        <table:table-row table:style-name="Tableau3.1">
          <table:table-cell table:style-name="Tableau3.A1" office:value-type="string">
            <text:p text:style-name="P5"><text:span text:style-name="T3">10/10-2022-14/10/2022</text:span></text:p>
          </table:table-cell>
          <table:table-cell table:style-name="Tableau3.A1" office:value-type="string">
            <text:p text:style-name="P5"><text:span text:style-name="T5">Teacher</text:span><text:span text:style-name="T3"> (2* 3h sessions on mixed models and data simulations)</text:span><text:span text:style-name="T5"> </text:span><text:span text:style-name="T3">at a SQuID workshop (Montpellier, France)</text:span></text:p>
          </table:table-cell>
        </table:table-row>
        <text:soft-page-break/>
        <table:table-row table:style-name="Tableau3.1">
          <table:table-cell table:style-name="Tableau3.A1" office:value-type="string">
            <text:p text:style-name="P5"><text:span text:style-name="T3">04/04-2022-07/04/2022</text:span></text:p>
          </table:table-cell>
          <table:table-cell table:style-name="Tableau3.A1" office:value-type="string">
            <text:p text:style-name="P5"><text:span text:style-name="T5">Teacher</text:span><text:span text:style-name="T3"> (2* 3h sessions on mixed models and data simulations)</text:span><text:span text:style-name="T5"> </text:span><text:span text:style-name="T3">at a SQuID workshop (Trondheim, Norway)</text:span></text:p>
          </table:table-cell>
        </table:table-row>
        <table:table-row table:style-name="Tableau3.1">
          <table:table-cell table:style-name="Tableau3.A1" office:value-type="string">
            <text:p text:style-name="P5"><text:span text:style-name="T3">2017-2019 </text:span></text:p>
          </table:table-cell>
          <table:table-cell table:style-name="Tableau3.A1" office:value-type="string">
            <text:p text:style-name="P5"><text:span text:style-name="T5">Co-organizer</text:span><text:span text:style-name="T3"> </text:span><text:span text:style-name="T5">of a course</text:span><text:span text:style-name="T3"> “Introduction to programming in R and its application in studying ecology and evolution”, University of Turku, Finland</text:span></text:p>
          </table:table-cell>
        </table:table-row>
        <table:table-row table:style-name="Tableau3.1">
          <table:table-cell table:style-name="Tableau3.A1" office:value-type="string">
            <text:p text:style-name="P5"><text:span text:style-name="T3">01/11/2017-15/12/2017</text:span></text:p>
          </table:table-cell>
          <table:table-cell table:style-name="Tableau3.A1" office:value-type="string">
            <text:p text:style-name="P5"><text:span text:style-name="T5">Lecturer</text:span><text:span text:style-name="T3"> for the course “Advanced evolutionary Biology 2”, University of Turku, Finland</text:span></text:p>
            <text:p text:style-name="P9"/>
          </table:table-cell>
        </table:table-row>
      </table:table>
      <text:p text:style-name="P4"><text:span text:style-name="T5">Supervision and mentoring</text:span></text:p>
      <table:table table:name="Tableau4" table:style-name="Tableau4">
        <table:table-column table:style-name="Tableau4.A"/>
        <table:table-column table:style-name="Tableau4.B"/>
        <table:table-row table:style-name="Tableau4.1">
          <table:table-cell table:style-name="Tableau4.A1" office:value-type="string">
            <text:p text:style-name="P5"><text:span text:style-name="T3">02/2023-</text:span><text:span text:style-name="T4">10/2024</text:span></text:p>
          </table:table-cell>
          <table:table-cell table:style-name="Tableau4.A1" office:value-type="string">
            <text:p text:style-name="P5"><text:span text:style-name="T5">Co-supervision of PhD student </text:span><text:span text:style-name="T3">Merit Finia Pokriefke, Ludwig Maximilans Universität, Munich. Supervision of 2 BSc students (LMU) and MSc student Camille Tardy (University of Lyon).</text:span></text:p>
          </table:table-cell>
        </table:table-row>
        <table:table-row table:style-name="Tableau4.1">
          <table:table-cell table:style-name="Tableau4.A1" office:value-type="string">
            <text:p text:style-name="P5"><text:span text:style-name="T3">03/2020-11/2021</text:span></text:p>
          </table:table-cell>
          <table:table-cell table:style-name="Tableau4.A1" office:value-type="string">
            <text:p text:style-name="P5"><text:span text:style-name="T5">Co-supervision of PhD student </text:span><text:span text:style-name="T3">Coralie Delmé, University of the Sunshine Coast. “Affiliative behaviour in a wild population of Eastern water dragons (</text:span><text:span text:style-name="T9">Intellagama lesueurii</text:span><text:span text:style-name="T3">): Effect of individual attributes and fitness benefits” (PhD completed in 2022).</text:span></text:p>
          </table:table-cell>
        </table:table-row>
        <table:table-row table:style-name="Tableau4.1">
          <table:table-cell table:style-name="Tableau4.A1" office:value-type="string">
            <text:p text:style-name="P5"><text:span text:style-name="T3">03/2020</text:span></text:p>
          </table:table-cell>
          <table:table-cell table:style-name="Tableau4.A1" office:value-type="string">
            <text:p text:style-name="P5"><text:span text:style-name="T5">Mentoring of PhD students </text:span><text:span text:style-name="T3">Sarah Ball (PhD completed in 2020), and Nicola Jackson (PhD completed in 2022) at the University of the Sunshine Coast and Cameron Baker (PhD ongoing) at the University of Queensland.</text:span></text:p>
          </table:table-cell>
        </table:table-row>
        <table:table-row table:style-name="Tableau4.1">
          <table:table-cell table:style-name="Tableau4.A1" office:value-type="string">
            <text:p text:style-name="P5"><text:span text:style-name="T3">07/2020-08/2021</text:span></text:p>
          </table:table-cell>
          <table:table-cell table:style-name="Tableau4.A1" office:value-type="string">
            <text:p text:style-name="P5"><text:span text:style-name="T5">Co-supervision of Honours student </text:span><text:span text:style-name="T3">Jessica Tacey, University of the Sunshine Coast. “Do Eastern water dragons (</text:span><text:span text:style-name="T9">Intellagama lesueurii</text:span><text:span text:style-name="T3">) modify their social behaviour to avoid fungal infection?”</text:span></text:p>
          </table:table-cell>
        </table:table-row>
        <table:table-row table:style-name="Tableau4.1">
          <table:table-cell table:style-name="Tableau4.A1" office:value-type="string">
            <text:p text:style-name="P5"><text:span text:style-name="T3">01/2018-06/2018</text:span></text:p>
          </table:table-cell>
          <table:table-cell table:style-name="Tableau4.A1" office:value-type="string">
            <text:p text:style-name="P5"><text:span text:style-name="T5">Co-supervision of MSc student</text:span><text:span text:style-name="T3"> Marc Gilles, University of Strasbourg. “Blue tits (</text:span><text:span text:style-name="T9">Cyanistes caeruleus</text:span><text:span text:style-name="T3">) and caterpillars in a boreal forest: focus on the impacts of early food conditions on nestling development, survival and personality”. </text:span></text:p>
          </table:table-cell>
        </table:table-row>
        <table:table-row table:style-name="Tableau4.1">
          <table:table-cell table:style-name="Tableau4.A1" office:value-type="string">
            <text:p text:style-name="P5"><text:span text:style-name="T3">04/2015-10/2015</text:span></text:p>
          </table:table-cell>
          <table:table-cell table:style-name="Tableau4.A1" office:value-type="string">
            <text:p text:style-name="P5"><text:span text:style-name="T5">Co-supervision of MSc</text:span><text:span text:style-name="T3"> </text:span><text:span text:style-name="T5">student </text:span><text:span text:style-name="T3">Kees Schreven, University of Groningen. ”The relation of personality with early life body mass in the Blue Tit </text:span><text:span text:style-name="T9">Cyanistes caeruleus</text:span><text:span text:style-name="T3">”. </text:span></text:p>
          </table:table-cell>
        </table:table-row>
      </table:table>
      <text:p text:style-name="P10"/>
      <text:p text:style-name="P2"><text:span text:style-name="T5">Awards and funding</text:span></text:p>
      <table:table table:name="Tableau5" table:style-name="Tableau5">
        <table:table-column table:style-name="Tableau5.A"/>
        <table:table-column table:style-name="Tableau5.B"/>
        <table:table-row table:style-name="Tableau5.1">
          <table:table-cell table:style-name="Tableau5.A1" office:value-type="string">
            <text:p text:style-name="P5"><text:span text:style-name="T3">2020</text:span></text:p>
          </table:table-cell>
          <table:table-cell table:style-name="Tableau5.A1" office:value-type="string">
            <text:list text:style-name="WWNum2">
              <text:list-item>
                <text:p text:style-name="P11"><text:span text:style-name="T3">30 000€ Finnish cultural foundation, 1-year post-doctoral research grant (00200217), “Ecological and evolutionary mechanisms of assortative mating in wild animals”</text:span></text:p>
              </text:list-item>
            </text:list>
          </table:table-cell>
        </table:table-row>
        <table:table-row table:style-name="Tableau5.1">
          <table:table-cell table:style-name="Tableau5.A1" office:value-type="string">
            <text:p text:style-name="P9"/>
          </table:table-cell>
          <table:table-cell table:style-name="Tableau5.A1" office:value-type="string">
            <text:list text:continue-numbering="true" text:style-name="WWNum2">
              <text:list-item>
                <text:p text:style-name="P11"><text:span text:style-name="T3">35 000$ (CAD) Merit scholarship program for foreign students (PBEEE), 1-year post-doctoral research grant (291406): “Mechanisms and consequences of assortative mating: a comparative approach”</text:span></text:p>
              </text:list-item>
            </text:list>
          </table:table-cell>
        </table:table-row>
        <table:table-row table:style-name="Tableau5.1">
          <table:table-cell table:style-name="Tableau5.A1" office:value-type="string">
            <text:p text:style-name="P9"/>
          </table:table-cell>
          <table:table-cell table:style-name="Tableau5.A1" office:value-type="string">
            <text:list text:continue-numbering="true" text:style-name="WWNum2">
              <text:list-item>
                <text:p text:style-name="P11"><text:span text:style-name="T3">ECR Scholarship to attend the ICQG6 conference, 3-13 November 2020, Brisbane, Australia</text:span></text:p>
              </text:list-item>
            </text:list>
          </table:table-cell>
        </table:table-row>
        <table:table-row table:style-name="Tableau5.1">
          <table:table-cell table:style-name="Tableau5.A1" office:value-type="string">
            <text:p text:style-name="P5"><text:span text:style-name="T3">2019</text:span></text:p>
          </table:table-cell>
          <table:table-cell table:style-name="Tableau5.A1" office:value-type="string">
            <text:list text:continue-numbering="true" text:style-name="WWNum2">
              <text:list-item>
                <text:p text:style-name="P12"><text:span text:style-name="T3">500€ Oikos Finland prize for the best PhD thesis in Ecology and Evolution 2017</text:span></text:p>
              </text:list-item>
            </text:list>
          </table:table-cell>
        </table:table-row>
        <table:table-row table:style-name="Tableau5.1">
          <table:table-cell table:style-name="Tableau5.A1" office:value-type="string">
            <text:p text:style-name="P5"><text:span text:style-name="T3">2016</text:span></text:p>
          </table:table-cell>
          <table:table-cell table:style-name="Tableau5.A1" office:value-type="string">
            <text:list text:continue-numbering="true" text:style-name="WWNum2">
              <text:list-item>
                <text:p text:style-name="P12"><text:span text:style-name="T3">570€ travel grant from the doctoral program in Biology, Geography, and Geology to attend the ISBE conference in Exeter.</text:span></text:p>
              </text:list-item>
            </text:list>
          </table:table-cell>
        </table:table-row>
        <table:table-row table:style-name="Tableau5.1">
          <table:table-cell table:style-name="Tableau5.A1" office:value-type="string">
            <text:p text:style-name="P5"><text:span text:style-name="T3">2015</text:span></text:p>
          </table:table-cell>
          <table:table-cell table:style-name="Tableau5.A1" office:value-type="string">
            <text:list text:continue-numbering="true" text:style-name="WWNum2">
              <text:list-item>
                <text:p text:style-name="P12"><text:span text:style-name="T3">3 years funded doctoral position (~75000€, University of Turku Graduate School)</text:span></text:p>
              </text:list-item>
              <text:list-item>
                <text:p text:style-name="P12"><text:span text:style-name="T3">2500€ for organizing AURA symposium 2016 (Foundation of the University of Turku)</text:span></text:p>
              </text:list-item>
            </text:list>
          </table:table-cell>
        </table:table-row>
        <table:table-row table:style-name="Tableau5.1">
          <table:table-cell table:style-name="Tableau5.A1" office:value-type="string">
            <text:p text:style-name="P5"><text:span text:style-name="T3">2014</text:span></text:p>
          </table:table-cell>
          <table:table-cell table:style-name="Tableau5.A1" office:value-type="string">
            <text:list text:continue-numbering="true" text:style-name="WWNum2">
              <text:list-item>
                <text:p text:style-name="P12"><text:span text:style-name="T3">9894€ young researcher grant (Foundation of the University of Turku)</text:span></text:p>
              </text:list-item>
              <text:list-item>
                <text:p text:style-name="P12"><text:span text:style-name="T3">3000€ for fieldwork expenses (Societas Pro fauna et Flora Fennica)</text:span></text:p>
              </text:list-item>
              <text:list-item>
                <text:p text:style-name="P12"><text:span text:style-name="T3">4000€ for fieldwork expenses (Oskar Öflunds Stiftelse)</text:span></text:p>
              </text:list-item>
            </text:list>
          </table:table-cell>
        </table:table-row>
      </table:table>
      <text:p text:style-name="P10"/>
      <text:p text:style-name="P10"/>
      <text:p text:style-name="P13"><text:span text:style-name="T5">Scientific publications</text:span></text:p>
      <text:p text:style-name="P14"><text:span text:style-name="T8">I have authored 2</text:span><text:span text:style-name="T10">6</text:span><text:span text:style-name="T8"> published articles including 1</text:span><text:span text:style-name="T10">4</text:span><text:span text:style-name="T8"> as a first author (three co-first authorships, indicated by *), and co-authored one book chapter (h-index=1</text:span><text:span text:style-name="T10">4</text:span><text:span text:style-name="T8">, </text:span><text:span text:style-name="T10">509</text:span><text:span text:style-name="T8"> citations, </text:span><text:span text:style-name="T10">16</text:span><text:span text:style-name="T8">/0</text:span><text:span text:style-name="T10">8</text:span><text:span text:style-name="T8">/202</text:span><text:span text:style-name="T10">5</text:span><text:span text:style-name="T8">, Google Scholar). Among the peer-reviewed journal articles, 11 (in green) were with my PhD supervisor and </text:span><text:span text:style-name="T10">six</text:span><text:span text:style-name="T8"> (in orange) were produced by students I mentored or co-supervised.</text:span></text:p>
      <text:p text:style-name="P15">Peer-reviewed journal articles</text:p>
      <text:p text:style-name="P16"><text:span text:style-name="T11">26. </text:span>Gervais, L., Thompson, M. J., de Villemereuil, P., Burkhard, T., Teplitsky, C., <text:span text:style-name="T12">Class, B.</text:span>, ... &amp; Charmantier, A. (2025). Behavioral DiverCity: individual differences in behavior change along an urbanization gradient. <text:span text:style-name="T13">Behavioral Ecology</text:span>, <text:span text:style-name="T13">36</text:span>(4). </text:p>
      <text:p text:style-name="P16"><text:span text:style-name="T11">25. </text:span><text:span text:style-name="T12">Class, B.</text:span>, Araya-Ajoy, Y., Dingemans<text:span text:style-name="T14">e</text:span>, N. J., Dochtermann, N. A., Martin, J. S., Moiron, M., &amp; Westneat, D. F. (2025). Disentangling non-random assortment, indirect effects, and joint plasticity as causes of phenotypic (dis) similarity between social partners. <text:span text:style-name="T13">Journal of Evolutionary Biology</text:span>, voaf057. </text:p>
      <text:p text:style-name="P17"><text:span text:style-name="T11">24. </text:span><text:span text:style-name="T15">Delmé, C.</text:span>, <text:span text:style-name="T12">Class, B</text:span>., Strickland, K., &amp; Frère, C. H. (2024). Adult males are less social than juveniles and adult females in a wild agamid species. <text:span text:style-name="T13">Animal Behaviour</text:span>, <text:span text:style-name="T13">218</text:span>, 37-53. </text:p>
      <text:p text:style-name="P16"><text:span text:style-name="T11">23. </text:span><text:span text:style-name="T12">Class, B.</text:span>, Strickland, K., Potvin, D., Jackson, N., Nakagawa, S., &amp; Frere, C. (2024). Sex-Specific Associations between Social Behavior, Its Predictability, and Fitness in a Wild Lizard. <text:span text:style-name="T13">The American Naturalist</text:span>, <text:span text:style-name="T13">204</text:span>(5), 501-516. </text:p>
      <text:p text:style-name="P18"><text:span text:style-name="T8">22. </text:span><text:span text:style-name="T15">Baker, C. J.</text:span>, <text:span text:style-name="T12">Class, B.</text:span>, Dwyer, R. G., Franklin, C. E., Campbell, H. A., Irwin, T. R., &amp; Frère, C. H. (2024). Active crocodiles are less sociable. <text:span text:style-name="T13">Philosophical Transactions B</text:span>, <text:span text:style-name="T13">379</text:span>(1912), 20220528. </text:p>
      <text:p text:style-name="P14"><text:span text:style-name="T16">21.</text:span><text:span text:style-name="T17"> </text:span><text:span text:style-name="T16">Frere, C.H., </text:span><text:span text:style-name="T18">Class, B.*,</text:span><text:span text:style-name="T16"> Potvin, D.A., Ilany, A. (2024) Social inheritance of avoidances shapes the structure of animal social networks. Behavioral Ecology, 35, arad088.</text:span></text:p>
      <text:p text:style-name="P19"><text:span text:style-name="T3">20. </text:span><text:span text:style-name="T19">Delmé, C.</text:span><text:span text:style-name="T3">, Jackson, N., </text:span><text:span text:style-name="T5">Class, B.</text:span><text:span text:style-name="T3">, Strickland, K., Potvin, D.A., Frère, C.H. (2023) Adaptive significance of affiliative behaviour differs between sexes in a wild reptile </text:span><text:span text:style-name="T20">population. Proceedings of the Royal Society B, 290: 20230805</text:span></text:p>
      <text:p text:style-name="P19"><text:span text:style-name="T3">19. </text:span><text:span text:style-name="T19">Ball, S.</text:span><text:span text:style-name="T3">, Potvin, D.A., </text:span><text:span text:style-name="T5">Class, B.</text:span><text:span text:style-name="T3">, Frere, C.H. (2023)</text:span><text:span text:style-name="T8"> </text:span><text:span text:style-name="T3">Agonism does not covary with territoriality in a gregarious reptile. Behavioral Ecology and Sociobiology, 77, 73.</text:span></text:p>
      <text:p text:style-name="P19"><text:span text:style-name="T3">18. </text:span><text:span text:style-name="T19">Tacey, J.</text:span><text:span text:style-name="T3">, </text:span><text:span text:style-name="T5">Class, B.</text:span><text:span text:style-name="T3">, Delmé, C., Powell, D., Frère, C.H. (2023)</text:span><text:span text:style-name="T8"> </text:span><text:span text:style-name="T3">Impacts of fungal infection on dyadic social interactions in a wild agamid lizard. Animal Behaviour, 200, 125-136.</text:span></text:p>
      <text:p text:style-name="P14"><text:span text:style-name="T21">17. </text:span><text:span text:style-name="T22">Jackson, N.</text:span><text:span text:style-name="T21">, Littleford-Colquhoun, B., Strickland, K., </text:span><text:span text:style-name="T23">Class, B.</text:span><text:span text:style-name="T21">, Frere, C.H.(2022) Selection in the city: Rapid and fine scale evolution of urban eastern water dragons. Evolution, 76, 2302-2314</text:span><text:span text:style-name="T24">.</text:span></text:p>
      <text:p text:style-name="P14"><text:span text:style-name="T3">16.</text:span><text:span text:style-name="T8"> </text:span><text:span text:style-name="T5">Class, B.*</text:span><text:span text:style-name="T3">, Dingemanse, N.J. (2022)</text:span><text:span text:style-name="T8"> </text:span><text:span text:style-name="T3">A variance partitioning perspective of assortative mating: Proximate mechanisms and evolutionary implications. Journal of Evolutionary Biology, 35, 483-490.</text:span></text:p>
      <text:p text:style-name="P14"><text:span text:style-name="T3">15.</text:span><text:span text:style-name="T8"> </text:span><text:span text:style-name="T5">Class, B.</text:span><text:span text:style-name="T3">, Masoero, G., Terraube, J., Korpimäki, E. (2021)</text:span><text:span text:style-name="T8"> </text:span><text:span text:style-name="T3">Estimating the long-term repeatability of food-hoarding behaviours in an avian predator. Biology Letters, 17, 20210286.</text:span></text:p>
      <text:p text:style-name="P14"><text:span text:style-name="T3">14.</text:span><text:span text:style-name="T8"> </text:span><text:span text:style-name="T3">Dingemanse, N.J., </text:span><text:span text:style-name="T5">Class, B.</text:span><text:span text:style-name="T3">, Holtmann, B. (2021)</text:span><text:span text:style-name="T8"> </text:span><text:span text:style-name="T3">Nonrandom mating for behavior in the wild?</text:span><text:span text:style-name="T8"> </text:span><text:span text:style-name="T3">Trends in Ecology &amp; Evolution 36, 177-179.</text:span></text:p>
      <text:p text:style-name="P14"><text:span text:style-name="T3">13.</text:span><text:span text:style-name="T8"> </text:span><text:span text:style-name="T3">Westneat, D.F., Araya‐Ajoy, Y.G., Allegue, H., </text:span><text:span text:style-name="T5">Class, B.</text:span><text:span text:style-name="T3">, Dingemanse, N., Dochtermann, N.A., Garamszegi, L.Z., </text:span><text:span text:style-name="T9">et al.</text:span><text:span text:style-name="T3"> (2020) Collision between biological process and statistical analysis revealed by mean centring. Journal of Animal Ecology, 89, 2813-2824.</text:span></text:p>
      <text:p text:style-name="P14"><text:span text:style-name="T25">12.</text:span><text:span text:style-name="T26"> Class, B.</text:span><text:span text:style-name="T25">, Brommer, J.E. (2020)</text:span><text:span text:style-name="T27"> </text:span><text:span text:style-name="T25">Contrasting multilevel relationships between behavior and body mass in blue tit nestlings. Behavioral Ecology, 31, 702-710.</text:span></text:p>
      <text:p text:style-name="P14"><text:soft-page-break/><text:span text:style-name="T25">11.</text:span><text:span text:style-name="T26"> Class, B.</text:span><text:span text:style-name="T25">, Brommer, J.E. (2020)</text:span><text:span text:style-name="T27"> </text:span><text:span text:style-name="T25">Can dominance genetic variance be ignored in evolutionary quantitative genetic analyses of wild populations? Evolution,</text:span><text:span text:style-name="T27"> </text:span><text:span text:style-name="T25">74, 1540-1550.</text:span></text:p>
      <text:p text:style-name="P14"><text:span text:style-name="T25">10.</text:span><text:span text:style-name="T26"> Class, B.</text:span><text:span text:style-name="T25">, Brommer, J.E., van Oers, K. (2019) Exploratory behavior undergoes genotype–age interactions in a wild bird. Ecology and Evolution, 9,</text:span><text:span text:style-name="T27"> </text:span><text:span text:style-name="T25">8987-8994.</text:span></text:p>
      <text:p text:style-name="P14"><text:span text:style-name="T25">9.</text:span><text:span text:style-name="T26"> Class, B.</text:span><text:span text:style-name="T25">, Kluen, E., Brommer, J.E. (2019) Tail color signals performance in blue tit nestlings. Journal of Evolutionary Biology, 32, 913-920.</text:span></text:p>
      <text:p text:style-name="P14"><text:span text:style-name="T25">8.</text:span><text:span text:style-name="T26"> Class, B.</text:span><text:span text:style-name="T25">, Brommer, J.E. (2018) Shared environmental effects bias phenotypic estimates of assortative mating in a wild bird. Biology Letters, 14, 20180106.</text:span></text:p>
      <text:p text:style-name="P14"><text:span text:style-name="T25">7.</text:span><text:span text:style-name="T26"> Class, B.</text:span><text:span text:style-name="T25">, Dingemanse, N.J., Araya-Ajoy, Y.G., Brommer, J.E. (2017) A statistical methodology for estimating assortative mating for phenotypic traits that are labile or measured with error. Methods in Ecology and Evolution, 38, 42–49.</text:span></text:p>
      <text:p text:style-name="P14"><text:span text:style-name="T25">6. Brommer, J.E., </text:span><text:span text:style-name="T26">Class, B.</text:span><text:span text:style-name="T25"> (2017) Phenotypic correlations capture between-individual correlations underlying behavioral syndromes. Behavioral Ecology and Sociobiology, 71, 50.</text:span></text:p>
      <text:p text:style-name="P14"><text:span text:style-name="T25">5.</text:span><text:span text:style-name="T26"> Class, B.</text:span><text:span text:style-name="T25">, Brommer, J.E. (2016) Senescence of personality in a wild bird. Behavioral Ecology and Sociobiology, 70, 733-744.</text:span></text:p>
      <text:p text:style-name="P14"><text:span text:style-name="T25">4. Brommer, J.E., </text:span><text:span text:style-name="T26">Class, B.*</text:span><text:span text:style-name="T25"> (2015) The importance of genotype-by-age interactions for the development of repeatable behavior and correlated behaviors over lifetime. Frontiers in Zoology, 12, S2.</text:span></text:p>
      <text:p text:style-name="P14"><text:span text:style-name="T25">3.</text:span><text:span text:style-name="T26"> Class, B.</text:span><text:span text:style-name="T25">, Brommer, J.E. (2015) A strong genetic correlation underlying a behavioural syndrome disappears during development because of genotype-age interactions. Proceedings of the Royal Society B, 282, 20142777.</text:span></text:p>
      <text:p text:style-name="P14"><text:span text:style-name="T25">2.</text:span><text:span text:style-name="T26"> Class, B.</text:span><text:span text:style-name="T25">, Brommer, J.E., Kluen E. (2014) Evolutionary quantitative genetics of behavioral responses to handling in a wild passerine. Ecology and Evolution, 4,427-440.</text:span></text:p>
      <text:p text:style-name="P14"><text:span text:style-name="T3">1. Sueur C., </text:span><text:span text:style-name="T5">Class B.</text:span><text:span text:style-name="T3">, Hamm C., Meyer X., Pelé M. (2013) Different risk thresholds in pedestrian road crossing behaviour: a comparison of French and Japanese approaches. Accident Analysis &amp; Prevention, 58, 59-63.</text:span></text:p>
      <text:p text:style-name="P2"><text:span text:style-name="T9">Book chapter</text:span></text:p>
      <text:p text:style-name="P20"><text:span text:style-name="T3">Brommer, J.E., </text:span><text:span text:style-name="T5">Class, B.</text:span><text:span text:style-name="T3"> (2017) Personality from the perspective of behavioral ecology. In: Vonk J., Weiss A., Kuczaj S. (eds) </text:span><text:span text:style-name="T19">Personality in Nonhuman Animals</text:span><text:span text:style-name="T3">. Springer, Cham</text:span></text:p>
      <text:p text:style-name="P21"><text:span text:style-name="T9">Preprints</text:span></text:p>
      <text:p text:style-name="P20"><text:span text:style-name="T3">Brommer, J., </text:span><text:span text:style-name="T5">Class, B.</text:span><text:span text:style-name="T3">, &amp; Covarrubias-Pazaran, G. (2019). Multivariate Mixed Models in Ecology and Evolutionary biology: Inferences and implementation in R. EcoEvoRxiv</text:span><text:span text:style-name="T8"> </text:span></text:p>
      <text:p text:style-name="P20"><text:span text:style-name="T5">Class, B.,</text:span><text:span text:style-name="T3"> Powell, D., Terraube, J., Albery, G., Delmé, C., Bansal, S., Frère, C. (2021) “The epidemiology and genomics of a virulent emerging fungal pathogen in an Australian reptile”. BioRxiv</text:span></text:p>
      <text:p text:style-name="P22"><text:span text:style-name="T5">Class, B.</text:span><text:span text:style-name="T3">, Strickland, K.S., Potvin, D.A., <text:s/>Jackson, N., Nakagawa, S. (2023)</text:span><text:span text:style-name="T8"> </text:span><text:span text:style-name="T3">Sex-specific associations between social behaviour, its predictability and fitness in a wild lizard. EcoEvoRxiv</text:span><text:bookmark text:name="_GoBack"/></text:p>
      <text:p text:style-name="P4"><text:span text:style-name="T5">Conference contributions</text:span></text:p>
      <text:p text:style-name="P2"><text:span text:style-name="T9">Conference talks</text:span></text:p>
      <table:table table:name="Tableau6" table:style-name="Tableau6">
        <table:table-column table:style-name="Tableau6.A"/>
        <table:table-column table:style-name="Tableau6.B"/>
        <table:table-row table:style-name="Tableau6.1">
          <table:table-cell table:style-name="Tableau6.A1" office:value-type="string">
            <text:p text:style-name="P5"><text:span text:style-name="T3">07/09/2023</text:span></text:p>
          </table:table-cell>
          <table:table-cell table:style-name="Tableau6.A1" office:value-type="string">
            <text:p text:style-name="P8"><text:span text:style-name="T3">“Social competition within and among species: drivers of pace of life in wild passerine birds?”, Wild Animal Model Bi-Annual Meeting (Okehampton, UK)</text:span></text:p>
          </table:table-cell>
        </table:table-row>
        <text:soft-page-break/>
        <table:table-row table:style-name="Tableau6.1">
          <table:table-cell table:style-name="Tableau6.A1" office:value-type="string">
            <text:p text:style-name="P5"><text:span text:style-name="T3">15/08/2023</text:span></text:p>
          </table:table-cell>
          <table:table-cell table:style-name="Tableau6.A1" office:value-type="string">
            <text:p text:style-name="P8"><text:span text:style-name="T3">“Social competition within and among species: drivers of pace of life in wild passerine birds?”, Behaviour conference (Bielefeld, Germany)</text:span></text:p>
          </table:table-cell>
        </table:table-row>
        <table:table-row table:style-name="Tableau6.1">
          <table:table-cell table:style-name="Tableau6.A1" office:value-type="string">
            <text:p text:style-name="P23"><text:span text:style-name="T3">06/09/2022</text:span></text:p>
          </table:table-cell>
          <table:table-cell table:style-name="Tableau6.A1" office:value-type="string">
            <text:p text:style-name="P24"><text:span text:style-name="T3">“Can urbanization impact the evolution of size in a wild bird?”, Hole-Nesting bird conference (Oxford, UK)</text:span></text:p>
          </table:table-cell>
        </table:table-row>
        <table:table-row table:style-name="Tableau6.1">
          <table:table-cell table:style-name="Tableau6.A1" office:value-type="string">
            <text:p text:style-name="P23"><text:span text:style-name="T3">Accepted</text:span></text:p>
          </table:table-cell>
          <table:table-cell table:style-name="Tableau6.A1" office:value-type="string">
            <text:p text:style-name="P24"><text:span text:style-name="T3">“Contrasting multilevel relationships between behavior and body mass in blue tit nestlings”, ISBE 2020 conference (Melbourne, Australia). Conference postponed/cancelled.</text:span></text:p>
          </table:table-cell>
        </table:table-row>
        <table:table-row table:style-name="Tableau6.1">
          <table:table-cell table:style-name="Tableau6.A1" office:value-type="string">
            <text:p text:style-name="P23"><text:span text:style-name="T3">06/11/2020</text:span></text:p>
          </table:table-cell>
          <table:table-cell table:style-name="Tableau6.A1" office:value-type="string">
            <text:p text:style-name="P24"><text:span text:style-name="T3">“Can dominance genetic variance be ignored in evolutionary quantitative genetic analyses of wild populations?”, ICQG6 online conference (Brisbane, Australia)</text:span></text:p>
          </table:table-cell>
        </table:table-row>
        <table:table-row table:style-name="Tableau6.1">
          <table:table-cell table:style-name="Tableau6.A1" office:value-type="string">
            <text:p text:style-name="P23"><text:span text:style-name="T3">28/08/2019</text:span></text:p>
          </table:table-cell>
          <table:table-cell table:style-name="Tableau6.A1" office:value-type="string">
            <text:p text:style-name="P24"><text:span text:style-name="T3">“Tail colour signals performance in blue tit nestlings”, EOU conference (Cluj-Napoca, Romania)</text:span></text:p>
          </table:table-cell>
        </table:table-row>
        <table:table-row table:style-name="Tableau6.1">
          <table:table-cell table:style-name="Tableau6.A1" office:value-type="string">
            <text:p text:style-name="P23"><text:span text:style-name="T3">20/08/2017</text:span></text:p>
          </table:table-cell>
          <table:table-cell table:style-name="Tableau6.A1" office:value-type="string">
            <text:p text:style-name="P24"><text:span text:style-name="T3">“How to estimate assortative mating for labile traits in the wild? “, EOU conference (Turku, Finland)</text:span></text:p>
          </table:table-cell>
        </table:table-row>
        <table:table-row table:style-name="Tableau6.1">
          <table:table-cell table:style-name="Tableau6.A1" office:value-type="string">
            <text:p text:style-name="P23"><text:span text:style-name="T3">01/08/2016</text:span></text:p>
          </table:table-cell>
          <table:table-cell table:style-name="Tableau6.A1" office:value-type="string">
            <text:p text:style-name="P24"><text:span text:style-name="T3">“Senescence of personality in a wild bird”, ISBE Conference (Exeter, UK)</text:span></text:p>
          </table:table-cell>
        </table:table-row>
        <table:table-row table:style-name="Tableau6.1">
          <table:table-cell table:style-name="Tableau6.A1" office:value-type="string">
            <text:p text:style-name="P23"><text:span text:style-name="T3">03/02/2016</text:span></text:p>
          </table:table-cell>
          <table:table-cell table:style-name="Tableau6.A1" office:value-type="string">
            <text:p text:style-name="P24"><text:span text:style-name="T3">“Senescence of personality in a wild bird”, Nordic Oikos Conference (Turku, Finland) </text:span></text:p>
          </table:table-cell>
        </table:table-row>
        <table:table-row table:style-name="Tableau6.10">
          <table:table-cell table:style-name="Tableau6.A1" office:value-type="string">
            <text:p text:style-name="P23"><text:span text:style-name="T3">03/04/2014</text:span></text:p>
          </table:table-cell>
          <table:table-cell table:style-name="Tableau6.A1" office:value-type="string">
            <text:p text:style-name="P24"><text:span text:style-name="T3">“Evolutionary quantitative genetics of behavioral responses to handling in a wild passerine”, AURA symposium (Turku, Finland)</text:span></text:p>
          </table:table-cell>
        </table:table-row>
      </table:table>
      <text:p text:style-name="P2"><text:span text:style-name="T9">Invited talks</text:span></text:p>
      <table:table table:name="Tableau7" table:style-name="Tableau7">
        <table:table-column table:style-name="Tableau7.A"/>
        <table:table-column table:style-name="Tableau7.B"/>
        <table:table-row table:style-name="Tableau7.1">
          <table:table-cell table:style-name="Tableau7.A1" office:value-type="string">
            <text:p text:style-name="P5"><text:span text:style-name="T3">30/10/2023</text:span></text:p>
          </table:table-cell>
          <table:table-cell table:style-name="Tableau7.A1" office:value-type="string">
            <text:p text:style-name="P8"><text:span text:style-name="T3">“An evolutionary quantitative genetics perspective of animal personality in wild birds” SQuID workshop (Campinas, Brazil)</text:span></text:p>
          </table:table-cell>
        </table:table-row>
        <table:table-row table:style-name="Tableau7.1">
          <table:table-cell table:style-name="Tableau7.A1" office:value-type="string">
            <text:p text:style-name="P23"><text:span text:style-name="T3">07/04/2022</text:span></text:p>
          </table:table-cell>
          <table:table-cell table:style-name="Tableau7.A1" office:value-type="string">
            <text:p text:style-name="P24"><text:span text:style-name="T3">“A variance partitioning perspective of assortative mating”, SQuID workshop (Trondheim, Norway)</text:span></text:p>
          </table:table-cell>
        </table:table-row>
        <table:table-row table:style-name="Tableau7.1">
          <table:table-cell table:style-name="Tableau7.A1" office:value-type="string">
            <text:p text:style-name="P23"><text:span text:style-name="T3">05/02/2019</text:span></text:p>
          </table:table-cell>
          <table:table-cell table:style-name="Tableau7.A1" office:value-type="string">
            <text:p text:style-name="P24"><text:span text:style-name="T3">“Evolutionary quantitative genetics of animal personality in the wild”, Oikos Finland Conference (Oulu, Finland)</text:span></text:p>
          </table:table-cell>
        </table:table-row>
        <table:table-row table:style-name="Tableau7.1">
          <table:table-cell table:style-name="Tableau7.A1" office:value-type="string">
            <text:p text:style-name="P23"><text:span text:style-name="T3">03/07/2016</text:span></text:p>
          </table:table-cell>
          <table:table-cell table:style-name="Tableau7.A1" office:value-type="string">
            <text:p text:style-name="P24"><text:span text:style-name="T3">“How to estimate assortative mating for repeatable traits in the wild? “, Post-conference symposium “Statistical quantification of individual differences: educational and statistical approaches informing study design, analysis and inferences of multi-level behavioural data” (Exeter, UK)</text:span></text:p>
          </table:table-cell>
        </table:table-row>
      </table:table>
      <text:p text:style-name="P4"><text:span text:style-name="T5">Collective activities and services to the community</text:span></text:p>
      <text:p text:style-name="P4"><text:span text:style-name="T9">Organization of scientific events</text:span></text:p>
      <table:table table:name="Tableau8" table:style-name="Tableau8">
        <table:table-column table:style-name="Tableau8.A"/>
        <table:table-column table:style-name="Tableau8.B"/>
        <table:table-row table:style-name="Tableau8.1">
          <table:table-cell table:style-name="Tableau8.A1" office:value-type="string">
            <text:p text:style-name="P5"><text:span text:style-name="T3">19/08/2019-24/08/2019</text:span></text:p>
          </table:table-cell>
          <table:table-cell table:style-name="Tableau8.A1" office:value-type="string">
            <text:p text:style-name="P5"><text:span text:style-name="T5">Symposium organizer:</text:span><text:span text:style-name="T3"> “Assortative mating for quantitative traits: mechanisms, estimation, and evolutionary consequences”, co-organized with prof. Niels Dingemanse, ESEB conference (Turku, Finland)</text:span></text:p>
            <text:p text:style-name="P25"/>
          </table:table-cell>
        </table:table-row>
        <table:table-row table:style-name="Tableau8.1">
          <table:table-cell table:style-name="Tableau8.A1" office:value-type="string">
            <text:p text:style-name="P5"><text:span text:style-name="T3">18/08/2017-22/08/2017</text:span></text:p>
          </table:table-cell>
          <table:table-cell table:style-name="Tableau8.A1" office:value-type="string">
            <text:p text:style-name="P5"><text:span text:style-name="T5">Member of the organizing team</text:span><text:span text:style-name="T3">, EOU Conference (Turku, Finland)</text:span></text:p>
          </table:table-cell>
        </table:table-row>
        <table:table-row table:style-name="Tableau8.1">
          <table:table-cell table:style-name="Tableau8.A1" office:value-type="string">
            <text:p text:style-name="P5"><text:span text:style-name="T3">06/04/2016-07/04/2016</text:span></text:p>
          </table:table-cell>
          <table:table-cell table:style-name="Tableau8.A1" office:value-type="string">
            <text:p text:style-name="P5"><text:span text:style-name="T5">Chair of the organizing committee</text:span><text:span text:style-name="T3">, AURA symposium (Turku, Finland)</text:span></text:p>
          </table:table-cell>
        </table:table-row>
      </table:table>
      <text:p text:style-name="P26"/>
      <text:p text:style-name="P26"><text:soft-page-break/>Referee activity</text:p>
      <text:p text:style-name="P27"><text:span text:style-name="T28">I reviewed </text:span><text:span text:style-name="T29">&gt;40 manuscripts</text:span><text:span text:style-name="T28"> for mostly top-ranked journals in the fields of ecology and evolution such as Ecology Letters, Evolution, Journal of Animal Ecology, Journal of Evolutionary Biology (</text:span><text:a xlink:type="simple" xlink:href="https://www.webofscience.com/wos/author/record/797193" text:style-name="Internet_20_link" text:visited-style-name="Visited_20_Internet_20_Link"><text:span text:style-name="Internet_20_link"><text:span text:style-name="T30">Publons profile</text:span></text:span></text:a><text:span text:style-name="T28">).</text:span></text:p>
      <text:p text:style-name="P2"><text:span text:style-name="T9">Editorial activity</text:span></text:p>
      <text:p text:style-name="P28"><text:span text:style-name="T3">I have co-edited, with Prof. Niels Dingemanse, a </text:span><text:span text:style-name="T5">special issue of Journal of Evolutionary Biology</text:span><text:span text:style-name="T3"> on the theme “Assortative mating for quantitative traits: mechanisms, estimation, and evolutionary consequences”, which has resulted in 7 publications.</text:span></text:p>
      <text:p text:style-name="P29"><text:span text:style-name="T31">Memberships</text:span></text:p>
      <text:list text:style-name="WWNum4">
        <text:list-item>
          <text:p text:style-name="P30"><text:span text:style-name="T30">Since 2020, I am a member of </text:span><text:a xlink:type="simple" xlink:href="https://github.com/squidgroup" text:style-name="Internet_20_link" text:visited-style-name="Visited_20_Internet_20_Link"><text:span text:style-name="Internet_20_link"><text:span text:style-name="T32">SQuID</text:span></text:span></text:a><text:span text:style-name="T32"> (Statistical Quantification of Individual Differences)</text:span><text:span text:style-name="T30">, an international collaborative research network which aims to promote the teaching and use of mixed models in the fields of ecology and evolutionary biology, through research, workshops, and the development of educational tools. </text:span></text:p>
        </text:list-item>
        <text:list-item>
          <text:p text:style-name="P30"><text:span text:style-name="T28">In January 2024, I have joined the fundraising committee of the</text:span><text:span text:style-name="T29"> Society for Open Reliable and Transparent research in Ecology and Evolution (</text:span><text:a xlink:type="simple" xlink:href="https://sortee.org/" text:style-name="Internet_20_link" text:visited-style-name="Visited_20_Internet_20_Link"><text:span text:style-name="T29">SORTEE</text:span></text:a><text:span text:style-name="T29">).</text:span><text:span text:style-name="T28"> SORTEE was founded in 2020 with the aim of bringing together researchers working to improve reliability and transparency through cultural and institutional changes in ecology, evolutionary biology, and related disciplines</text:span></text:p>
        </text:list-item>
      </text:list>
      <text:p text:style-name="P31"/>
      <text:p text:style-name="P2"><text:span text:style-name="T5">Special skills</text:span></text:p>
      <text:p text:style-name="P2"><text:span text:style-name="T9">Statistics and programming</text:span></text:p>
      <text:p text:style-name="P32"><text:span text:style-name="T5">R </text:span><text:span text:style-name="T3">(good level in coding, mixed models, simulations), </text:span><text:span text:style-name="T5">R markdown</text:span><text:span text:style-name="T3"> (see my website barbaraclass.com created using R markdown), </text:span><text:span text:style-name="T33">GitHub, </text:span><text:span text:style-name="T3"><text:s/></text:span><text:span text:style-name="T5">ASReml</text:span><text:span text:style-name="T3"> standalone and </text:span><text:span text:style-name="T5">ASReml-R</text:span><text:span text:style-name="T3"> (extensively used since 2014), </text:span><text:span text:style-name="T5">MARK, Microsoft Access</text:span></text:p>
      <text:p text:style-name="P2"><text:span text:style-name="T9">Fieldwork experience</text:span></text:p>
      <text:list text:style-name="WWNum3">
        <text:list-item>
          <text:p text:style-name="P33"><text:span text:style-name="T34">2023-</text:span><text:span text:style-name="T35">2024</text:span><text:span text:style-name="T34">: Monitoring a population of wild blue and great tits tits during the breeding season (April-July), Forstenrieder Park, Munich, Germany.</text:span></text:p>
        </text:list-item>
        <text:list-item>
          <text:p text:style-name="P33"><text:span text:style-name="T34">2020-2021: </text:span><text:span text:style-name="T36">Population monitoring and </text:span><text:span text:style-name="T34">design and collection of </text:span><text:span text:style-name="T36">focal behavioural data in </text:span><text:span text:style-name="T34">Eastern water dragons in Brisbane, Australia. </text:span></text:p>
        </text:list-item>
        <text:list-item>
          <text:p text:style-name="P34"><text:span text:style-name="T34">2014-2019: </text:span><text:span text:style-name="T36">Monitoring a population of wild blue tits </text:span><text:span text:style-name="T34">during the breeding season (May-June), Tammisaari, Finland.</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 Light2" svg:font-family="'Calibri Light'" style:font-adornments="Regular"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GB" style:font-size-asian="12pt" style:font-name-complex="Times New Roman1" style:font-family-complex="'Times New Roman'" style:font-family-generic-complex="system" style:font-pitch-complex="variable" style:font-size-complex="12pt"/>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List_20_Paragraph" style:display-name="List Paragraph" style:family="paragraph" style:parent-style-name="Standard">
      <style:paragraph-properties fo:margin-left="1.27cm" fo:margin-top="0cm" fo:margin-bottom="0.282cm" style:contextual-spacing="true"/>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Balloon_20_Text_20_Char" style:display-name="Balloon Text Char" style:family="text" style:parent-style-name="Default_20_Paragraph_20_Font" loext:linked-style-name="Balloon_20_Text">
      <style:text-properties style:font-name="Segoe UI" fo:font-family="'Segoe UI'" style:font-family-generic="swiss" style:font-pitch="variable" fo:font-size="9pt" fo:language="en" fo:country="GB"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loext:linked-style-name="annotation_20_subject">
      <style:text-properties fo:font-size="10pt" fo:language="en" fo:country="GB"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l" style:family="text" style:parent-style-name="Default_20_Paragraph_20_Font"/>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Light" fo:font-family="'Calibri Light'" style:font-family-generic="roman" style:font-pitch="variable" style:font-name-complex="Calibri Light1" style:font-family-complex="'Calibri Light'" style:font-family-generic-complex="system" style:font-pitch-complex="variable"/>
    </style:style>
    <style:style style:name="ListLabel_20_38" style:display-name="ListLabel 38" style:family="text">
      <style:text-properties style:font-name="Calibri Light" fo:font-family="'Calibri Light'" style:font-family-generic="roman" style:font-pitch="variable" fo:font-weight="bold" style:font-weight-asian="bold" style:font-name-complex="Calibri Light1" style:font-family-complex="'Calibri Light'"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1.27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Normal" style:font-family-generic="modern" style:font-pitch="fixed"/>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style style:name="MT1" style:family="text">
      <style:text-properties style:font-name="Times New Roman" style:font-name-complex="Times New Roman1"/>
    </style:style>
    <style:style style:name="MT2" style:family="text">
      <style:text-properties style:font-name="Calibri Light" style:font-name-complex="Calibri Light1"/>
    </style:style>
    <style:page-layout style:name="Mpm1">
      <style:page-layout-properties fo:page-width="21.001cm" fo:page-height="29.7cm" style:num-format="1" style:print-orientation="portrait" fo:margin-top="2cm" fo:margin-bottom="1.249cm" fo:margin-left="1.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span text:style-name="MT2"><text:page-number text:select-page="current">5</text:page-number></text:span><text:span text:style-name="MT2">/6</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arbara</meta:initial-creator>
    <meta:editing-cycles>22</meta:editing-cycles>
    <meta:print-date>2025-08-16T21:27:31.765670700</meta:print-date>
    <meta:creation-date>2022-08-03T12:15:00</meta:creation-date>
    <dc:date>2025-08-16T21:28:51.815273300</dc:date>
    <meta:editing-duration>PT1H33M1S</meta:editing-duration>
    <meta:generator>LibreOffice/25.2.4.1$Windows_X86_64 LibreOffice_project/09303ce8b49f86f106fccd32b1324662053027cc</meta:generator>
    <meta:printed-by>Fichiers PDF</meta:printed-by>
    <meta:document-statistic meta:table-count="8" meta:image-count="0" meta:object-count="0" meta:page-count="6" meta:paragraph-count="161" meta:word-count="2155" meta:character-count="15715" meta:non-whitespace-character-count="13726"/>
    <meta:user-defined meta:name="AppVersion">16.0000</meta:user-defined>
    <meta:template xlink:type="simple" xlink:actuate="onRequest" xlink:title="Normal.dotm" xlink:href=""/>
  </office:meta>
</office:document-meta>
</file>